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c0bef0"/>
      <style:paragraph-properties fo:text-align="center"/>
    </style:style>
    <style:style style:name="P3" style:family="paragraph">
      <loext:graphic-properties draw:fill-color="#a7e1af"/>
    </style:style>
    <style:style style:name="P4" style:family="paragraph">
      <style:text-properties fo:font-size="12pt"/>
    </style:style>
    <style:style style:name="P5" style:family="paragraph">
      <loext:graphic-properties draw:fill-color="#f2c4cd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a7e1af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2c4cd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a7e1af"/>
      <style:paragraph-properties fo:text-align="center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gr1" style:family="graphic">
      <style:graphic-properties svg:stroke-width="0.101cm" svg:stroke-color="#000000" draw:marker-start-width="0.503cm" draw:marker-end-width="0.503cm" draw:fill-color="#c0bef0" draw:textarea-horizontal-align="justify" draw:textarea-vertical-align="middle" draw:auto-grow-height="false" fo:min-height="1.593cm" fo:min-width="3.6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Linienspitzen_20_1" draw:fill-color="#a7e1af" draw:textarea-horizontal-align="justify" draw:textarea-vertical-align="middle" draw:auto-grow-height="false" fo:min-height="1.683cm" fo:min-width="3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Linienspitzen_20_1" draw:fill-color="#f2c4cd" draw:textarea-horizontal-align="justify" draw:textarea-vertical-align="middle" draw:auto-grow-height="false" fo:min-height="1.683cm" fo:min-width="3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="Linienspitzen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marker-end="Linienspitzen_20_1" draw:fill-color="#a7e1af" draw:textarea-horizontal-align="justify" draw:textarea-vertical-align="middle" draw:auto-grow-height="false" fo:min-height="1.092cm" fo:min-width="1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marker-end="Linienspitzen_20_1" draw:fill-color="#f2c4cd" draw:textarea-horizontal-align="justify" draw:textarea-vertical-align="middle" draw:auto-grow-height="false" fo:min-height="1.092cm" fo:min-width="1.7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1" draw:style-name="gr1" draw:text-style-name="P2" svg:width="5.21cm" svg:height="2.253cm" svg:x="-1.199cm" svg:y="3.889cm"><text:p text:style-name="P1">Disprot-Databa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5" draw:style-name="gr2" draw:text-style-name="P3" svg:width="3.315cm" svg:height="1.863cm" svg:x="8.65cm" svg:y="1.896cm"><text:p>Disordered regi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5" draw:style-name="gr3" draw:text-style-name="P5" svg:width="3.315cm" svg:height="1.863cm" svg:x="8.733cm" svg:y="5.86cm"><text:p text:style-name="P4">Ordered regi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Form2" draw:style-name="gr4" draw:text-style-name="P1" svg:x1="4.009cm" svg:y1="5.046cm" svg:x2="6.988cm" svg:y2="5.095cm"><text:p/></draw:line><draw:line text:anchor-type="paragraph" draw:z-index="4" draw:name="Form3" draw:style-name="gr5" draw:text-style-name="P1" svg:x1="6.989cm" svg:y1="5.096cm" svg:x2="8.719cm" svg:y2="3.658cm"><text:p/></draw:line><draw:line text:anchor-type="paragraph" draw:z-index="5" draw:name="Form4" draw:style-name="gr5" draw:text-style-name="P1" svg:x1="6.989cm" svg:y1="5.096cm" svg:x2="8.801cm" svg:y2="5.978cm"><text:p/></draw:line><draw:line text:anchor-type="paragraph" draw:z-index="6" draw:name="Form6" draw:style-name="gr6" draw:text-style-name="P1" svg:x1="11.964cm" svg:y1="2.907cm" svg:x2="14.485cm" svg:y2="2.923cm"><text:p/></draw:line><draw:line text:anchor-type="paragraph" draw:z-index="7" draw:name="Form7" draw:style-name="gr7" draw:text-style-name="P1" svg:x1="14.485cm" svg:y1="2.907cm" svg:x2="16.02cm" svg:y2="1.976cm"><text:p/></draw:line><draw:line text:anchor-type="paragraph" draw:z-index="8" draw:name="Form8" draw:style-name="gr7" draw:text-style-name="P1" svg:x1="14.485cm" svg:y1="2.923cm" svg:x2="16.02cm" svg:y2="3.953cm"><text:p/></draw:line><draw:line text:anchor-type="paragraph" draw:z-index="9" draw:name="Form6" draw:style-name="gr6" draw:text-style-name="P6" svg:x1="12.047cm" svg:y1="6.791cm" svg:x2="14.568cm" svg:y2="6.807cm"><text:p/></draw:line><draw:line text:anchor-type="paragraph" draw:z-index="10" draw:name="Form7" draw:style-name="gr7" draw:text-style-name="P6" svg:x1="14.568cm" svg:y1="6.791cm" svg:x2="16.103cm" svg:y2="5.86cm"><text:p/></draw:line><draw:line text:anchor-type="paragraph" draw:z-index="11" draw:name="Form8" draw:style-name="gr7" draw:text-style-name="P6" svg:x1="14.568cm" svg:y1="6.807cm" svg:x2="16.103cm" svg:y2="7.837cm"><text:p/></draw:line><draw:custom-shape text:anchor-type="paragraph" draw:z-index="12" draw:name="Form9" draw:style-name="gr8" draw:text-style-name="P7" svg:width="1.895cm" svg:height="1.209cm" svg:x="16.02cm" svg:y="1.291cm"><text:p text:style-name="P1"><text:span text:style-name="T1">25 a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9" draw:style-name="gr8" draw:text-style-name="P10" svg:width="1.895cm" svg:height="1.209cm" svg:x="16.02cm" svg:y="3.291cm"><text:p text:style-name="P6"><text:span text:style-name="T1">30 a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9" draw:style-name="gr9" draw:text-style-name="P9" svg:width="1.828cm" svg:height="1.209cm" svg:x="16.103cm" svg:y="5.198cm"><text:p text:style-name="P8"><text:span text:style-name="T1">25 a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9" draw:style-name="gr9" draw:text-style-name="P9" svg:width="1.828cm" svg:height="1.209cm" svg:x="16.103cm" svg:y="7.198cm"><text:p text:style-name="P8"><text:span text:style-name="T1">30 a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5:55:41.435483077</meta:creation-date>
    <meta:editing-duration>PT8M10S</meta:editing-duration>
    <meta:editing-cycles>2</meta:editing-cycles>
    <meta:generator>LibreOffice/5.1.3.2$Linux_X86_64 LibreOffice_project/10m0$Build-2</meta:generator>
    <dc:date>2016-06-13T16:24:16.02889162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